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Symbol" svg:font-family="Symbol"/>
    <style:font-face style:name="Times New Roman" svg:font-family="'Times New Roman'"/>
    <style:font-face style:name="Lucida Grande" svg:font-family="'Lucida Grande'" style:font-family-generic="swiss"/>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svg:font-family="Albany" style:font-family-generic="swiss" style:font-pitch="variable"/>
    <style:font-face style:name="Albany AMT" svg:font-family="'Albany AMT'" style:font-family-generic="system" style:font-pitch="variable"/>
  </office:font-face-decls>
  <office:automatic-styles>
    <style:style style:name="Tableau1" style:family="table">
      <style:table-properties style:width="2.653cm" table:align="left"/>
    </style:style>
    <style:style style:name="Tableau1.A" style:family="table-column">
      <style:table-column-properties style:column-width="1.875cm"/>
    </style:style>
    <style:style style:name="Tableau1.B" style:family="table-column">
      <style:table-column-properties style:column-width="0.778cm"/>
    </style:style>
    <style:style style:name="Tableau1.A1" style:family="table-cell">
      <style:table-cell-properties style:vertical-align="middle"/>
    </style:style>
    <style:style style:name="Tableau2" style:family="table">
      <style:table-properties style:width="4.962cm" table:align="left"/>
    </style:style>
    <style:style style:name="Tableau2.A" style:family="table-column">
      <style:table-column-properties style:column-width="3.457cm"/>
    </style:style>
    <style:style style:name="Tableau2.B" style:family="table-column">
      <style:table-column-properties style:column-width="1.505cm"/>
    </style:style>
    <style:style style:name="Tableau2.A1" style:family="table-cell">
      <style:table-cell-properties style:vertical-align="middle"/>
    </style:style>
    <style:style style:name="Tableau3" style:family="table">
      <style:table-properties style:width="17.999cm" style:rel-width="100%" table:align="left"/>
    </style:style>
    <style:style style:name="Tableau3.A" style:family="table-column">
      <style:table-column-properties style:column-width="8.324cm" style:rel-column-width="30307*"/>
    </style:style>
    <style:style style:name="Tableau3.B" style:family="table-column">
      <style:table-column-properties style:column-width="3.355cm" style:rel-column-width="12218*"/>
    </style:style>
    <style:style style:name="Tableau3.C" style:family="table-column">
      <style:table-column-properties style:column-width="3cm" style:rel-column-width="10923*"/>
    </style:style>
    <style:style style:name="Tableau3.D" style:family="table-column">
      <style:table-column-properties style:column-width="3.32cm" style:rel-column-width="12084*"/>
    </style:style>
    <style:style style:name="Tableau3.A1" style:family="table-cell">
      <style:table-cell-properties style:vertical-align="middle"/>
    </style:style>
    <style:style style:name="Tableau4" style:family="table">
      <style:table-properties style:width="8.257cm" table:align="left"/>
    </style:style>
    <style:style style:name="Tableau4.A" style:family="table-column">
      <style:table-column-properties style:column-width="3.604cm"/>
    </style:style>
    <style:style style:name="Tableau4.B" style:family="table-column">
      <style:table-column-properties style:column-width="4.653cm"/>
    </style:style>
    <style:style style:name="Tableau4.A1" style:family="table-cell">
      <style:table-cell-properties style:vertical-align="middle"/>
    </style:style>
    <style:style style:name="Tableau5" style:family="table">
      <style:table-properties style:width="15.046cm" table:align="left"/>
    </style:style>
    <style:style style:name="Tableau5.A" style:family="table-column">
      <style:table-column-properties style:column-width="9.947cm"/>
    </style:style>
    <style:style style:name="Tableau5.B" style:family="table-column">
      <style:table-column-properties style:column-width="5.099cm"/>
    </style:style>
    <style:style style:name="Tableau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B1" style:family="table-cell">
      <style:table-cell-properties style:vertical-align="middle" style:border-line-width="0.002cm 0.088cm 0.002cm" fo:padding="0.049cm" fo:border="0.092cm double #808080"/>
    </style:style>
    <style:style style:name="Tableau6" style:family="table">
      <style:table-properties style:width="17.999cm" table:align="center"/>
    </style:style>
    <style:style style:name="Tableau6.A" style:family="table-column">
      <style:table-column-properties style:column-width="6.35cm"/>
    </style:style>
    <style:style style:name="Tableau6.B" style:family="table-column">
      <style:table-column-properties style:column-width="11.649cm"/>
    </style:style>
    <style:style style:name="Tableau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B1" style:family="table-cell">
      <style:table-cell-properties style:border-line-width="0.002cm 0.088cm 0.002cm" fo:padding="0.049cm" fo:border="0.092cm double #808080"/>
    </style:style>
    <style:style style:name="Tableau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6.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7" style:family="table">
      <style:table-properties style:width="8.405cm" table:align="center"/>
    </style:style>
    <style:style style:name="Tableau7.A" style:family="table-column">
      <style:table-column-properties style:column-width="0.362cm"/>
    </style:style>
    <style:style style:name="Tableau7.B" style:family="table-column">
      <style:table-column-properties style:column-width="1.856cm"/>
    </style:style>
    <style:style style:name="Tableau7.C" style:family="table-column">
      <style:table-column-properties style:column-width="1.238cm"/>
    </style:style>
    <style:style style:name="Tableau7.D" style:family="table-column">
      <style:table-column-properties style:column-width="1.009cm"/>
    </style:style>
    <style:style style:name="Tableau7.E" style:family="table-column">
      <style:table-column-properties style:column-width="1.843cm"/>
    </style:style>
    <style:style style:name="Tableau7.F" style:family="table-column">
      <style:table-column-properties style:column-width="2.097cm"/>
    </style:style>
    <style:style style:name="Tableau7.A1" style:family="table-cell">
      <style:table-cell-properties fo:background-color="#00ffff">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tyle="italic" fo:font-weight="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fo:language="de" fo:country="DE"/>
    </style:style>
    <style:style style:name="P5" style:family="paragraph" style:parent-style-name="Table_20_Contents">
      <style:paragraph-properties fo:text-align="center" style:justify-single-word="false"/>
      <style:text-properties fo:language="en" fo:country="GB"/>
    </style:style>
    <style:style style:name="P6" style:family="paragraph" style:parent-style-name="Corps_20_de_20_texte.MsoNormal">
      <style:text-properties fo:font-size="10pt"/>
    </style:style>
    <style:style style:name="P7" style:family="paragraph" style:parent-style-name="Corps_20_de_20_texte.MsoNormal">
      <style:paragraph-properties fo:text-align="center" style:justify-single-word="false"/>
    </style:style>
    <style:style style:name="P8" style:family="paragraph" style:parent-style-name="Corps_20_de_20_texte.MsoNormal">
      <style:paragraph-properties fo:text-align="end" style:justify-single-word="false"/>
    </style:style>
    <style:style style:name="P9" style:family="paragraph" style:parent-style-name="Heading_20_1" style:master-page-name="HTML">
      <style:paragraph-properties style:page-number="auto"/>
      <style:text-properties style:text-underline-style="solid" style:text-underline-width="auto" style:text-underline-color="font-color"/>
    </style:style>
    <style:style style:name="P10" style:family="paragraph" style:parent-style-name="Heading_20_4">
      <style:text-properties style:font-name="Arial"/>
    </style:style>
    <style:style style:name="P11" style:family="paragraph" style:parent-style-name="Heading_20_6">
      <style:text-properties fo:font-weight="normal"/>
    </style:style>
    <style:style style:name="P12" style:family="paragraph" style:parent-style-name="Heading_20_6">
      <style:text-properties fo:font-style="italic" fo:font-weight="normal"/>
    </style:style>
    <style:style style:name="P13" style:family="paragraph">
      <style:paragraph-properties fo:text-align="start"/>
      <style:text-properties style:text-line-through-style="none" style:font-name="Cumberland AMT" fo:font-size="10pt" fo:font-style="normal" style:text-underline-style="none"/>
    </style:style>
    <style:style style:name="P14" style:family="paragraph">
      <style:paragraph-properties fo:text-align="start"/>
    </style:style>
    <style:style style:name="P15" style:family="paragraph">
      <style:paragraph-properties fo:text-align="center"/>
    </style:style>
    <style:style style:name="T1" style:family="text">
      <style:text-properties fo:font-style="italic"/>
    </style:style>
    <style:style style:name="T2" style:family="text">
      <style:text-properties fo:font-weight="bold"/>
    </style:style>
    <style:style style:name="T3" style:family="text">
      <style:text-properties fo:font-size="10pt"/>
    </style:style>
    <style:style style:name="T4" style:family="text">
      <style:text-properties style:text-underline-style="solid" style:text-underline-width="auto" style:text-underline-color="font-color"/>
    </style:style>
    <style:style style:name="T5" style:family="text">
      <style:text-properties style:font-name="Symbol"/>
    </style:style>
    <style:style style:name="T6" style:family="text">
      <style:text-properties fo:font-weight="normal"/>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file:///Users/mihai/Documents/MyWebSites/mc_slides/slides.htm">
          <form:text form:name="obs" form:control-implementation="ooo:com.sun.star.form.component.TextField" form:id="control1" form:current-value="1" form:value="1" form:convert-empty-to-null="true">
            <form:properties>
              <form:property form:property-name="DefaultControl" office:value-type="string" office:string-value="com.sun.star.form.control.TextField"/>
            </form:properties>
          </form:text>
          <form:radio form:name="marq_pref" form:control-implementation="ooo:com.sun.star.form.component.RadioButton" form:id="control2" form:current-selected="true"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marq_pref" form:control-implementation="ooo:com.sun.star.form.component.RadioButton" form:id="control3"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marq_pref" form:control-implementation="ooo:com.sun.star.form.component.RadioButton" form:id="control4"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marq_pref" form:control-implementation="ooo:com.sun.star.form.component.RadioButton" form:id="control5"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info_pub" form:control-implementation="ooo:com.sun.star.form.component.CheckBox" form:id="control6" form:value="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nfo_presse" form:control-implementation="ooo:com.sun.star.form.component.CheckBox" form:id="control7" form:value="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nfo_amis" form:control-implementation="ooo:com.sun.star.form.component.CheckBox" form:id="control8" form:value="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nfo_autres" form:control-implementation="ooo:com.sun.star.form.component.CheckBox" form:id="control9" form:value="1"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_pas_cher" form:control-implementation="ooo:com.sun.star.form.component.RadioButton" form:id="control10"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pas_cher" form:control-implementation="ooo:com.sun.star.form.component.RadioButton" form:id="control11"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pas_cher" form:control-implementation="ooo:com.sun.star.form.component.RadioButton" form:id="control12"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pas_cher" form:control-implementation="ooo:com.sun.star.form.component.RadioButton" form:id="control13"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qualite" form:control-implementation="ooo:com.sun.star.form.component.RadioButton" form:id="control14"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qualite" form:control-implementation="ooo:com.sun.star.form.component.RadioButton" form:id="control15"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qualite" form:control-implementation="ooo:com.sun.star.form.component.RadioButton" form:id="control16"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qualite" form:control-implementation="ooo:com.sun.star.form.component.RadioButton" form:id="control17"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innovant" form:control-implementation="ooo:com.sun.star.form.component.RadioButton" form:id="control18"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innovant" form:control-implementation="ooo:com.sun.star.form.component.RadioButton" form:id="control19"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innovant" form:control-implementation="ooo:com.sun.star.form.component.RadioButton" form:id="control20"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innovant" form:control-implementation="ooo:com.sun.star.form.component.RadioButton" form:id="control21"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confort" form:control-implementation="ooo:com.sun.star.form.component.RadioButton" form:id="control22"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confort" form:control-implementation="ooo:com.sun.star.form.component.RadioButton" form:id="control23"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confort" form:control-implementation="ooo:com.sun.star.form.component.RadioButton" form:id="control24"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_confort" form:control-implementation="ooo:com.sun.star.form.component.RadioButton" form:id="control25"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pas_cher" form:control-implementation="ooo:com.sun.star.form.component.RadioButton" form:id="control26"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pas_cher" form:control-implementation="ooo:com.sun.star.form.component.RadioButton" form:id="control27"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pas_cher" form:control-implementation="ooo:com.sun.star.form.component.RadioButton" form:id="control28"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pas_cher" form:control-implementation="ooo:com.sun.star.form.component.RadioButton" form:id="control29"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qualite" form:control-implementation="ooo:com.sun.star.form.component.RadioButton" form:id="control30"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qualite" form:control-implementation="ooo:com.sun.star.form.component.RadioButton" form:id="control31"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qualite" form:control-implementation="ooo:com.sun.star.form.component.RadioButton" form:id="control32"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qualite" form:control-implementation="ooo:com.sun.star.form.component.RadioButton" form:id="control33"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innovant" form:control-implementation="ooo:com.sun.star.form.component.RadioButton" form:id="control34"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innovant" form:control-implementation="ooo:com.sun.star.form.component.RadioButton" form:id="control35"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innovant" form:control-implementation="ooo:com.sun.star.form.component.RadioButton" form:id="control36"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innovant" form:control-implementation="ooo:com.sun.star.form.component.RadioButton" form:id="control37"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confort" form:control-implementation="ooo:com.sun.star.form.component.RadioButton" form:id="control38"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confort" form:control-implementation="ooo:com.sun.star.form.component.RadioButton" form:id="control39"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confort" form:control-implementation="ooo:com.sun.star.form.component.RadioButton" form:id="control40"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B_confort" form:control-implementation="ooo:com.sun.star.form.component.RadioButton" form:id="control41"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pas_cher" form:control-implementation="ooo:com.sun.star.form.component.RadioButton" form:id="control42"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pas_cher" form:control-implementation="ooo:com.sun.star.form.component.RadioButton" form:id="control43"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pas_cher" form:control-implementation="ooo:com.sun.star.form.component.RadioButton" form:id="control44"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pas_cher" form:control-implementation="ooo:com.sun.star.form.component.RadioButton" form:id="control45"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qualite" form:control-implementation="ooo:com.sun.star.form.component.RadioButton" form:id="control46"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qualite" form:control-implementation="ooo:com.sun.star.form.component.RadioButton" form:id="control47"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qualite" form:control-implementation="ooo:com.sun.star.form.component.RadioButton" form:id="control48"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qualite" form:control-implementation="ooo:com.sun.star.form.component.RadioButton" form:id="control49"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innovant" form:control-implementation="ooo:com.sun.star.form.component.RadioButton" form:id="control50"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innovant" form:control-implementation="ooo:com.sun.star.form.component.RadioButton" form:id="control51"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innovant" form:control-implementation="ooo:com.sun.star.form.component.RadioButton" form:id="control52"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innovant" form:control-implementation="ooo:com.sun.star.form.component.RadioButton" form:id="control53"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confort" form:control-implementation="ooo:com.sun.star.form.component.RadioButton" form:id="control54"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confort" form:control-implementation="ooo:com.sun.star.form.component.RadioButton" form:id="control55"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confort" form:control-implementation="ooo:com.sun.star.form.component.RadioButton" form:id="control56" form:value="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_confort" form:control-implementation="ooo:com.sun.star.form.component.RadioButton" form:id="control57" form:valu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sex" form:control-implementation="ooo:com.sun.star.form.component.RadioButton" form:id="control58" form:current-selected="true" form:selected="true" form:value="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sex" form:control-implementation="ooo:com.sun.star.form.component.RadioButton" form:id="control59" form:value="2" form:image-position="center">
            <form:properties>
              <form:property form:property-name="DefaultControl" office:value-type="string" office:string-value="com.sun.star.form.control.RadioButton"/>
              <form:property form:property-name="SecondaryRefValue" office:value-type="string" office:string-value=""/>
            </form:properties>
          </form:radio>
          <form:text form:name="age" form:control-implementation="ooo:com.sun.star.form.component.TextField" form:id="control60" form:convert-empty-to-null="true">
            <form:properties>
              <form:property form:property-name="DefaultControl" office:value-type="string" office:string-value="com.sun.star.form.control.TextField"/>
            </form:properties>
          </form:text>
          <form:hidden form:name="codedresp" form:control-implementation="ooo:com.sun.star.form.component.HiddenControl" form:id="control61"/>
        </form:form>
        <form:form form:name="unnamed1" form:apply-filter="true" form:control-implementation="ooo:com.sun.star.form.component.Form" office:target-frame="" xlink:href="file:///Users/mihai/Documents/MyWebSites/mc_slides/slides.htm">
          <form:textarea form:name="inputarea" form:control-implementation="ooo:com.sun.star.form.component.TextField" form:id="control62" form:convert-empty-to-null="true">
            <form:properties>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VScroll" office:value-type="boolean" office:boolean-value="true"/>
            </form:properties>
          </form:textarea>
          <form:button form:name="Button" form:control-implementation="ooo:com.sun.star.form.component.CommandButton" form:id="control63" form:label="Depuillement de l'enquête" office:target-frame="" xlink:href="" form:image-data="" form:delay-for-repeat="PT0.50S" form:image-position="center">
            <form:properties>
              <form:property form:property-name="DefaultControl" office:value-type="string" office:string-value="com.sun.star.form.control.CommandButton"/>
            </form:properties>
          </form:button>
          <form:button form:name="Reset" form:control-implementation="ooo:com.sun.star.form.component.CommandButton" form:id="control64" form:label="Annuler" form:button-type="reset" office:target-frame="" xlink:href=""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000"/><office:annotation><dc:date>2010-04-09T11:18:19</dc:date><text:p>&lt;!--[if !mso]&gt;</text:p><text:p>&lt;style&gt;</text:p><text:p>v\:* {behavior:url(#default#VML);}</text:p><text:p>o\:* {behavior:url(#default#VML);}</text:p><text:p>w\:* {behavior:url(#default#VML);}</text:p><text:p>.shape {behavior:url(#default#VML);}</text:p><text:p>&lt;/style&gt;</text:p><text:p>&lt;![endif]--&gt;</text:p></office:annotation><office:annotation><dc:date>2010-04-09T11:18:19</dc:date><text:p>&lt;!--[if gte mso 9]&gt;&lt;xml&gt;</text:p><text:p><text:s/>&lt;w:WordDocument&gt;</text:p><text:p><text:s text:c="2"/>&lt;w:View&gt;Normal&lt;/w:View&gt;</text:p><text:p><text:s text:c="2"/>&lt;w:GrammarState&gt;Clean&lt;/w:GrammarState&gt;</text:p><text:p><text:s text:c="2"/>&lt;w:HyphenationZone&gt;21&lt;/w:HyphenationZone&gt;</text:p><text:p><text:s text:c="2"/>&lt;w:Compatibility&gt;</text:p><text:p><text:s text:c="3"/>&lt;w:UseFELayout/&gt;</text:p><text:p><text:s text:c="2"/>&lt;/w:Compatibility&gt;</text:p><text:p><text:s text:c="2"/>&lt;w:BrowserLevel&gt;MicrosoftInternetExplorer4&lt;/w:BrowserLevel&gt;</text:p><text:p><text:s/>&lt;/w:WordDocument&gt;</text:p><text:p>&lt;/xml&gt;&lt;![endif]--&gt;</text:p></office:annotation><office:annotation><dc:date>2010-04-09T11:18:19</dc:date><text:p>&lt;!--[if gte mso 10]&gt;</text:p><text:p>&lt;style&gt;</text:p><text:p><text:s/>/* Style Definitions */</text:p><text:p><text:s/>table.MsoNormalTable</text:p><text:p><text:tab/>{mso-style-name:"Tableau Normal";</text:p><text:p><text:tab/>mso-tstyle-rowband-size:0;</text:p><text:p><text:tab/>mso-tstyle-colband-size:0;</text:p><text:p><text:tab/>mso-style-noshow:yes;</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office:annotation><dc:date>2010-04-09T11:18:19</dc:date><text:p>&lt;!--[if gte mso 9]&gt;&lt;xml&gt;</text:p><text:p><text:s/>&lt;o:shapedefaults v:ext="edit" spidmax="1026"/&gt;</text:p><text:p>&lt;/xml&gt;&lt;![endif]--&gt;</text:p></office:annotation><office:annotation><dc:date>2010-04-09T11:18:19</dc:date><text:p>&lt;!--[if gte mso 9]&gt;&lt;xml&gt;</text:p><text:p><text:s/>&lt;o:shapelayout v:ext="edit"&gt;</text:p><text:p><text:s text:c="2"/>&lt;o:idmap v:ext="edit" data="1"/&gt;</text:p><text:p><text:s/>&lt;/o:shapelayout&gt;&lt;/xml&gt;&lt;![endif]--&gt;</text:p></office:annotation>Cercetare de Marketing: Colectarea si analiza datelor </text:p>
      <text:h text:style-name="P10" text:outline-level="4" text:is-list-header="true"><text:bookmark text:name="005"/>Mihai Calciu</text:h>
      <text:h text:style-name="Heading_20_3" text:outline-level="3" text:is-list-header="true">Curs Facultatea de REI -  2009/2010</text:h>
      <text:h text:style-name="Heading_20_2" text:outline-level="2" text:is-list-header="true">Introducere</text:h>
      <text:h text:style-name="Heading_20_6" text:outline-level="6" text:is-list-header="true">Conceptul de marketing</text:h>
      <text:p text:style-name="Text_20_body">Dans l'époque actuelle où le savoir produire ne suffit plus pour assurer la place d'une entreprise ou d'un produit sur le marché à cause d'un environnement très concurrentiel, l'approche marketing semble offrir la clé du succès.</text:p>
      <text:p text:style-name="Text_20_body"><text:span text:style-name="T1">L'idée centrale du marketing est la concentration sur le consommateur( ou le client) et l'adaptation à ses attentes</text:span>. Le marketing c'est un <text:span text:style-name="T1">état d'esprit</text:span>, c'est un <text:span text:style-name="T1">art</text:span>, mais c'est aussi une <text:span text:style-name="T1">science</text:span>. Traditionnellement on fait la distinction entre deux phases du marketing, la <text:span text:style-name="T1">phase analytique</text:span> ou la recherche marketing (Marketing Research) et la <text:span text:style-name="T1">phase opérationnelle</text:span> qui regroupe le marketing opérationnel et stratégique.</text:p>
      <text:h text:style-name="Heading_20_6" text:outline-level="6" text:is-list-header="true">Rolul cercetarii de marketing</text:h>
      <text:p text:style-name="Text_20_body">La <text:span text:style-name="T1">recherche marketing</text:span> développe un ensemble de techniques pour l'étude du consommateur, de la clientèle et du marché. Elle détecte et enregistre les besoins et motivations des clients, qu'elle déduit souvent à partir des attitudes exprimées ou des comportements observés. Elle dispose de tout un arsenal cohérent de méthodes pour arriver à évaluer les marchés et leurs attentes, pour identifier la perception (positionnement) des produits et des services par rapport aux attentes et aux concurrents, pour segmenter la clientèle afin d'isoler et cibler les groupes que l'entreprise avec ses moyens et ses compétences peut le mieux servir.</text:p>
      <text:p text:style-name="P1"><draw:frame draw:style-name="fr1" draw:name="images1" text:anchor-type="as-char" svg:width="5.893cm" svg:height="5.771cm" draw:z-index="68"><draw:image xlink:href="../slides_fichiers/Image417.gif" xlink:type="simple" xlink:show="embed" xlink:actuate="onLoad"/></draw:frame><text:bookmark text:name="_x0000_i1025"/> </text:p>
      <text:p text:style-name="P1"> </text:p>
      <text:p text:style-name="Corps_20_de_20_texte.MsoNormal">Figure 1. Le marketing et le consommateur. </text:p>
      <text:p text:style-name="Text_20_body">Le marketing opérationnel et le marketing stratégique utilisent les informations fournies par la recherche marketing pour développer et appliquer une politique de produit, de prix, de communication et de <text:soft-page-break/>distribution adaptée aux attentes de la clientèle ciblée.</text:p>
      <text:h text:style-name="Heading_20_6" text:outline-level="6" text:is-list-header="true">Objectul cursului</text:h>
      <text:p text:style-name="Text_20_body">L'objectif de ce cours est de présenter les <text:span text:style-name="T1">techniques de recueil, traitement et analyse des données</text:span> intégrées au <text:span text:style-name="T1">cadre conceptuel de la recherche marketing</text:span>. Ces techniques sont illustrées par de nombreux <text:span text:style-name="T1">exemples et études de cas</text:span>. La solution de la plupart des traitements des données qu'elles impliquent est présentée sur <text:span text:style-name="T1">tableur</text:span> (Excel), qui est l'instrument microinformatique le plus utilisé dans les entreprises. Un <text:span text:style-name="T1">logiciel d'analyse des données</text:span> multidimensionnelles écrit par l'auteur est mis à disposition. Il intègre sur le tableur les méthodes d'analyse multivariée les plus importantes pour la pratique de la recherche marketing.</text:p>
      <text:h text:style-name="Heading_20_6" text:outline-level="6" text:is-list-header="true">Tipoligia studiilor de piata</text:h>
      <text:p text:style-name="Text_20_body">Toute recherche commence par une phase <text:span text:style-name="T2">exploratoire</text:span>. Les entretiens individuels et/ou de groupe sont des moyens de découverte de la problématique du marché (ou domaine) étudié. Avec la problématique éclairée on passe à la phase <text:span text:style-name="T2">descriptive</text:span>, à l'aide de techniques <text:span text:style-name="T1">d'observation</text:span> et de <text:span text:style-name="T1">communication</text:span>. Les techniques d'observation permettent d'enregistrer le comportement d'une manière inobtrusive. Mais dans la plupart des cas l'information est obtenue par enquête sur échantillon à l'aide d'un questionnaire. Dans cette catégorie on trouve les enquêtes ponctuelles, les enquêtes omnibus les panels. Par fois l'<text:span text:style-name="T1">expérimentation</text:span> à travers l'étude <text:span text:style-name="T2">causale</text:span> est aussi exigée. Les tests de concept, les copy tests, tests de produit, les marchés test servent à accroître la qualité de la décision managériale.</text:p>
      <text:h text:style-name="Heading_20_2" text:outline-level="2" text:is-list-header="true"><text:bookmark text:name="015"/>Colectarea datelor si sursele de informatii</text:h>
      <text:h text:style-name="Heading_20_6" text:outline-level="6" text:is-list-header="true">Informatia primara si secundara</text:h>
      <text:p text:style-name="Text_20_body">Pour obtenir des informations il y a le choix entre des données préexistantes (<text:span text:style-name="T2">information secondaire</text:span>) publiées ou non publiées, externes ou internes à l'entreprise qui sont souvent peu coûteuses mais aussi peu adaptées aux objectifs de l'étude et des données recueillies directement en observant ou en interrogeant les clients (<text:span text:style-name="T2">information primaire</text:span>).</text:p>
      <text:h text:style-name="Heading_20_6" text:outline-level="6" text:is-list-header="true">Categorii de date secundare</text:h>
      <text:p text:style-name="Text_20_body">Les <text:span text:style-name="T1">données internes</text:span> sur les ventes, les clients, les actions marketing passées, les coûts, sur la distribution et les acheteurs organisés souvent en base de données, sont des outils redoutables (voir essentiels) pour cibler la clientèle. Le marketing direct, la vente par correspondance, le marketing des bases de données illustrent la force que peuvent apporter les données internes à une entreprise.</text:p>
      <text:p text:style-name="Text_20_body">Les <text:span text:style-name="T1">données externes</text:span> sont soit publiques (en libre accès ou à des coûts modiques) soit commerciales. Parmi les données <text:span text:style-name="T1">publiques</text:span> on trouve des informations publiées ou des informations accessibles on-line dans des bases de données spécialisées ou (et maintenant de plus en plus) sur Internet.</text:p>
      <text:p text:style-name="Text_20_body">Les informations <text:span text:style-name="T1">commerciales</text:span> sont offertes par des services d'informations standardisées pour le marketing (des profils clientèle, mesure des ventes et des parts de marché, mesure d'exposition à des medias et de leur impact et plus rarement des études à la carte).</text:p>
      <text:h text:style-name="Heading_20_2" text:outline-level="2" text:is-list-header="true"><text:bookmark text:name="020"/><text:soft-page-break/>Cautarea de informatii primare</text:h>
      <text:h text:style-name="P11" text:outline-level="6" text:is-list-header="true">Utilizarea teoriei asupra comportatmentului consumatorului ca ghid</text:h>
      <text:p text:style-name="Text_20_body">Les modèles conceptuels du <text:span text:style-name="T1">comportement du consommateur</text:span> que ce soit le consommateur individuel ou le consommateur industriel sont un guide essentiel pour spécifier les informations nécessaires.</text:p>
      <text:p text:style-name="Text_20_body">D'une manière simplifiée on suppose que le consommateur est modelé par des facteurs d'environnement (de son environnement), que par rapport à un produit ou service il est soumis à un ensemble de stimuli qui viennent de sources incontrôlables par l'entreprise (l'environnement) mais aussi à des stimuli générés par l'entreprise ou bien par le produit lui-même.</text:p>
      <text:h text:style-name="Heading_20_6" text:outline-level="6" text:is-list-header="true">Factori</text:h>
      <text:p text:style-name="Text_20_body">Parmi les <text:span text:style-name="T2">facteurs d'environnement</text:span> qui déterminent le comportement du consommateur on trouve les caractéristiques socio-demographiques (âge, sexe, occupation, état civil, niveau d'éducation, classe ou catégorie sociale, cycle de vie familial) mais aussi les caractéristiques psycho-sociales (personnalité, style de vie). Tous ces éléments sont importants pour la segmentation du marché.</text:p>
      <text:h text:style-name="Heading_20_6" text:outline-level="6" text:is-list-header="true">Raspunsul (reactia) <text:s/>la stimuli</text:h>
      <text:p text:style-name="Text_20_body">La <text:span text:style-name="T2">réaction aux stimuli</text:span> générés par le marché est progressive, les individus ne deviennent pas brusquement des acheteurs d'une marque (produit/service), ils évoluent en apprenant et traversent plusieurs phases. Il s'agit d'une étape cognitive (information, apprentissage, connaissance), d'une étape affective (ou se forment les attitudes et les préférences et ou les motivations ont un rôle à jouer) et étape conative ( d'action, achat). L'ordre de ces étapes diffère en fonction des situations d'achat (premier achat, achat répété, produit impliquant ou non-impliquant etc.). Pour l'entreprise il est important de savoir dans quelle phase se trouve le client par rapport au produit offert, afin de préparer et doser les stimuli à administrer et trouver un mix-marketing adapté pour faire avancer les sujets visés vers l'état d'acheteur ou d'acheteur fidèle. C'est pour cela que le recueil direct d'informations auprès de la clientèle devra permettre de déceler progressivement par rapport au produit, le degré de connaissance, les attitudes, les intentions d'achat, les motivations, les habitudes et comportements d'achat.</text:p>
      <text:h text:style-name="Heading_20_2" text:outline-level="2" text:is-list-header="true"><text:bookmark text:name="025"/>Mijloace de colectare a informatiei primare</text:h>
      <text:h text:style-name="Heading_20_6" text:outline-level="6" text:is-list-header="true">Observarea, ancheta si experimentarea</text:h>
      <text:p text:style-name="Text_20_body">Les données primaires sont obtenues par observation ou par communication directe. La communication suppose souvent la rédaction d'un questionnaire et c'est le seul moyen pour obtenir des informations sur les attitudes, connaissances, motivations et intentions. L'observation est plus adaptée pour procurer des données comportementales.</text:p>
      <text:h text:style-name="Heading_20_6" text:outline-level="6" text:is-list-header="true">Chestionarul</text:h>
      <text:p text:style-name="Text_20_body">Le questionnaire est l'instrument le plus fréquemment utilisé pour le recueil direct des informations. Après une rédaction attentive qui essaye de couvrir tout les informations à obtenir, suivi par des phases de prétest et correction, le questionnaire est administré (par voie postale, téléphone ou télématique) à un échantillon représentatif de la population ciblée. Les questionnaires remplis sont collectés et dépouillés. Toutes les réponses sont codifiées et enregistrées dans des tableaux de données (appelés parfois bordereaux de dépouillement) où chaque ligne représente un questionnaire, comme dans la Figure 2.</text:p>
      <text:h text:style-name="Heading_20_6" text:outline-level="6" text:is-list-header="true"><text:soft-page-break/> (a) exemple de questionnaire :</text:h>
      <text:p text:style-name="P6">Questionnaire  No.  <draw:control text:anchor-type="as-char" draw:z-index="0" draw:style-name="gr1" draw:text-style-name="P13" svg:width="4.553cm" svg:height="0.611cm" draw:control="control1"/>(1)<text:line-break/>Courte présentation des objectifs de l'étude....<text:line-break/> <text:bookmark text:name="begin"/>1)   Laquelle des marques suivantes préférez-vous? (2) </text:p>
      <table:table table:name="Tableau1" table:style-name="Tableau1">
        <table:table-column table:style-name="Tableau1.A"/>
        <table:table-column table:style-name="Tableau1.B"/>
        <table:table-row>
          <table:table-cell table:style-name="Tableau1.A1" office:value-type="string">
            <text:p text:style-name="Corps_20_de_20_texte.MsoNormal">Marque A </text:p>
          </table:table-cell>
          <table:table-cell table:style-name="Tableau1.A1" office:value-type="string">
            <text:p text:style-name="Corps_20_de_20_texte.MsoNormal"><draw:control text:anchor-type="as-char" draw:z-index="1" draw:style-name="gr1" draw:text-style-name="P14" svg:width="0.265cm" svg:height="0.265cm" draw:control="control2"/>1 </text:p>
          </table:table-cell>
        </table:table-row>
        <table:table-row>
          <table:table-cell table:style-name="Tableau1.A1" office:value-type="string">
            <text:p text:style-name="Corps_20_de_20_texte.MsoNormal">Marque B </text:p>
          </table:table-cell>
          <table:table-cell table:style-name="Tableau1.A1" office:value-type="string">
            <text:p text:style-name="Corps_20_de_20_texte.MsoNormal"><draw:control text:anchor-type="as-char" draw:z-index="2" draw:style-name="gr1" draw:text-style-name="P14" svg:width="0.265cm" svg:height="0.265cm" draw:control="control3"/>  2</text:p>
          </table:table-cell>
        </table:table-row>
        <table:table-row>
          <table:table-cell table:style-name="Tableau1.A1" office:value-type="string">
            <text:p text:style-name="Corps_20_de_20_texte.MsoNormal">Marque C</text:p>
          </table:table-cell>
          <table:table-cell table:style-name="Tableau1.A1" office:value-type="string">
            <text:p text:style-name="Corps_20_de_20_texte.MsoNormal"><draw:control text:anchor-type="as-char" draw:z-index="3" draw:style-name="gr1" draw:text-style-name="P14" svg:width="0.265cm" svg:height="0.265cm" draw:control="control4"/>  3</text:p>
          </table:table-cell>
        </table:table-row>
        <table:table-row>
          <table:table-cell table:style-name="Tableau1.A1" office:value-type="string">
            <text:p text:style-name="Corps_20_de_20_texte.MsoNormal">Autres </text:p>
          </table:table-cell>
          <table:table-cell table:style-name="Tableau1.A1" office:value-type="string">
            <text:p text:style-name="Corps_20_de_20_texte.MsoNormal"><draw:control text:anchor-type="as-char" draw:z-index="4" draw:style-name="gr1" draw:text-style-name="P14" svg:width="0.265cm" svg:height="0.265cm" draw:control="control5"/>  4</text:p>
          </table:table-cell>
        </table:table-row>
      </table:table>
      <text:p text:style-name="Corps_20_de_20_texte.MsoNormal">  <text:bookmark text:name="info"/><text:span text:style-name="T3">2)  Qui vous a signalé cette marque (OUI=1   NON=0) </text:span></text:p>
      <table:table table:name="Tableau2" table:style-name="Tableau2">
        <table:table-column table:style-name="Tableau2.A"/>
        <table:table-column table:style-name="Tableau2.B"/>
        <table:table-row>
          <table:table-cell table:style-name="Tableau2.A1" office:value-type="string">
            <text:p text:style-name="Corps_20_de_20_texte.MsoNormal">la Pub</text:p>
          </table:table-cell>
          <table:table-cell table:style-name="Tableau2.A1" office:value-type="string">
            <text:p text:style-name="Corps_20_de_20_texte.MsoNormal"><draw:control text:anchor-type="as-char" draw:z-index="5" draw:style-name="gr1" draw:text-style-name="P14" svg:width="0.265cm" svg:height="0.265cm" draw:control="control6"/>    (3)</text:p>
          </table:table-cell>
        </table:table-row>
        <table:table-row>
          <table:table-cell table:style-name="Tableau2.A1" office:value-type="string">
            <text:p text:style-name="Corps_20_de_20_texte.MsoNormal">la presse spécialisée</text:p>
          </table:table-cell>
          <table:table-cell table:style-name="Tableau2.A1" office:value-type="string">
            <text:p text:style-name="Corps_20_de_20_texte.MsoNormal"><draw:control text:anchor-type="as-char" draw:z-index="6" draw:style-name="gr1" draw:text-style-name="P14" svg:width="0.265cm" svg:height="0.265cm" draw:control="control7"/>      (4)</text:p>
          </table:table-cell>
        </table:table-row>
        <table:table-row>
          <table:table-cell table:style-name="Tableau2.A1" office:value-type="string">
            <text:p text:style-name="Corps_20_de_20_texte.MsoNormal">des amis</text:p>
          </table:table-cell>
          <table:table-cell table:style-name="Tableau2.A1" office:value-type="string">
            <text:p text:style-name="Corps_20_de_20_texte.MsoNormal"><draw:control text:anchor-type="as-char" draw:z-index="7" draw:style-name="gr1" draw:text-style-name="P14" svg:width="0.265cm" svg:height="0.265cm" draw:control="control8"/>     (5)</text:p>
          </table:table-cell>
        </table:table-row>
        <table:table-row>
          <table:table-cell table:style-name="Tableau2.A1" office:value-type="string">
            <text:p text:style-name="Corps_20_de_20_texte.MsoNormal">autres sources</text:p>
          </table:table-cell>
          <table:table-cell table:style-name="Tableau2.A1" office:value-type="string">
            <text:p text:style-name="Corps_20_de_20_texte.MsoNormal"><draw:control text:anchor-type="as-char" draw:z-index="8" draw:style-name="gr1" draw:text-style-name="P14" svg:width="0.265cm" svg:height="0.265cm" draw:control="control9"/>   (6)</text:p>
          </table:table-cell>
        </table:table-row>
      </table:table>
      <text:p text:style-name="Corps_20_de_20_texte.MsoNormal"> <text:bookmark text:name="eval"/><text:span text:style-name="T3">3)   Indiquez votre degré d'accord sur la possession des attributs <text:line-break/>             suivants par les marques A,B et C:  (1 = pas du tout d'accord, <text:line-break/>             2 = pas d'accord, 3 = d'accord 4 = tout à fait d'accord) <text:line-break/>  </text:span></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Corps_20_de_20_texte.MsoNormal"> </text:p>
          </table:table-cell>
          <table:table-cell table:style-name="Tableau3.A1" office:value-type="string">
            <text:p text:style-name="P7"> Marque A  </text:p>
            <text:p text:style-name="P7">   1    2    3    4 </text:p>
          </table:table-cell>
          <table:table-cell table:style-name="Tableau3.A1" office:value-type="string">
            <text:p text:style-name="P7"> Marque B  </text:p>
            <text:p text:style-name="P7"> 1   2    3    4 </text:p>
          </table:table-cell>
          <table:table-cell table:style-name="Tableau3.A1" office:value-type="string">
            <text:p text:style-name="P7"> Marque C  </text:p>
            <text:p text:style-name="P7"> 1    2    3     4 </text:p>
          </table:table-cell>
        </table:table-row>
        <table:table-row>
          <table:table-cell table:style-name="Tableau3.A1" office:value-type="string">
            <text:p text:style-name="Corps_20_de_20_texte.MsoNormal">Pas cher   <text:line-break/>Bonne qualité   Innovant   Commode </text:p>
          </table:table-cell>
          <table:table-cell table:style-name="Tableau3.A1" office:value-type="string">
            <text:p text:style-name="Corps_20_de_20_texte.MsoNormal"><draw:control text:anchor-type="as-char" draw:z-index="9" draw:style-name="gr1" draw:text-style-name="P14" svg:width="0.265cm" svg:height="0.265cm" draw:control="control10"/><draw:control text:anchor-type="as-char" draw:z-index="10" draw:style-name="gr1" draw:text-style-name="P14" svg:width="0.265cm" svg:height="0.265cm" draw:control="control11"/><draw:control text:anchor-type="as-char" draw:z-index="11" draw:style-name="gr1" draw:text-style-name="P14" svg:width="0.265cm" svg:height="0.265cm" draw:control="control12"/><draw:control text:anchor-type="as-char" draw:z-index="12" draw:style-name="gr1" draw:text-style-name="P14" svg:width="0.265cm" svg:height="0.265cm" draw:control="control13"/>( 7)   <text:line-break/><draw:control text:anchor-type="as-char" draw:z-index="13" draw:style-name="gr1" draw:text-style-name="P14" svg:width="0.265cm" svg:height="0.265cm" draw:control="control14"/><draw:control text:anchor-type="as-char" draw:z-index="14" draw:style-name="gr1" draw:text-style-name="P14" svg:width="0.265cm" svg:height="0.265cm" draw:control="control15"/><draw:control text:anchor-type="as-char" draw:z-index="15" draw:style-name="gr1" draw:text-style-name="P14" svg:width="0.265cm" svg:height="0.265cm" draw:control="control16"/><draw:control text:anchor-type="as-char" draw:z-index="16" draw:style-name="gr1" draw:text-style-name="P14" svg:width="0.265cm" svg:height="0.265cm" draw:control="control17"/>( 8)   <text:line-break/><draw:control text:anchor-type="as-char" draw:z-index="17" draw:style-name="gr1" draw:text-style-name="P14" svg:width="0.265cm" svg:height="0.265cm" draw:control="control18"/><draw:control text:anchor-type="as-char" draw:z-index="18" draw:style-name="gr1" draw:text-style-name="P14" svg:width="0.265cm" svg:height="0.265cm" draw:control="control19"/><draw:control text:anchor-type="as-char" draw:z-index="19" draw:style-name="gr1" draw:text-style-name="P14" svg:width="0.265cm" svg:height="0.265cm" draw:control="control20"/><draw:control text:anchor-type="as-char" draw:z-index="20" draw:style-name="gr1" draw:text-style-name="P14" svg:width="0.265cm" svg:height="0.265cm" draw:control="control21"/>( 9)   <text:line-break/><draw:control text:anchor-type="as-char" draw:z-index="21" draw:style-name="gr1" draw:text-style-name="P14" svg:width="0.265cm" svg:height="0.265cm" draw:control="control22"/><draw:control text:anchor-type="as-char" draw:z-index="22" draw:style-name="gr1" draw:text-style-name="P14" svg:width="0.265cm" svg:height="0.265cm" draw:control="control23"/><draw:control text:anchor-type="as-char" draw:z-index="23" draw:style-name="gr1" draw:text-style-name="P14" svg:width="0.265cm" svg:height="0.265cm" draw:control="control24"/><draw:control text:anchor-type="as-char" draw:z-index="24" draw:style-name="gr1" draw:text-style-name="P14" svg:width="0.265cm" svg:height="0.265cm" draw:control="control25"/>(10)</text:p>
          </table:table-cell>
          <table:table-cell table:style-name="Tableau3.A1" office:value-type="string">
            <text:p text:style-name="Corps_20_de_20_texte.MsoNormal"><draw:control text:anchor-type="as-char" draw:z-index="25" draw:style-name="gr1" draw:text-style-name="P14" svg:width="0.265cm" svg:height="0.265cm" draw:control="control26"/><draw:control text:anchor-type="as-char" draw:z-index="26" draw:style-name="gr1" draw:text-style-name="P14" svg:width="0.265cm" svg:height="0.265cm" draw:control="control27"/><draw:control text:anchor-type="as-char" draw:z-index="27" draw:style-name="gr1" draw:text-style-name="P14" svg:width="0.265cm" svg:height="0.265cm" draw:control="control28"/><draw:control text:anchor-type="as-char" draw:z-index="28" draw:style-name="gr1" draw:text-style-name="P14" svg:width="0.265cm" svg:height="0.265cm" draw:control="control29"/>(11)   <text:line-break/><draw:control text:anchor-type="as-char" draw:z-index="29" draw:style-name="gr1" draw:text-style-name="P14" svg:width="0.265cm" svg:height="0.265cm" draw:control="control30"/><draw:control text:anchor-type="as-char" draw:z-index="30" draw:style-name="gr1" draw:text-style-name="P14" svg:width="0.265cm" svg:height="0.265cm" draw:control="control31"/><draw:control text:anchor-type="as-char" draw:z-index="31" draw:style-name="gr1" draw:text-style-name="P14" svg:width="0.265cm" svg:height="0.265cm" draw:control="control32"/><draw:control text:anchor-type="as-char" draw:z-index="32" draw:style-name="gr1" draw:text-style-name="P14" svg:width="0.265cm" svg:height="0.265cm" draw:control="control33"/>(12)   <text:line-break/><draw:control text:anchor-type="as-char" draw:z-index="33" draw:style-name="gr1" draw:text-style-name="P14" svg:width="0.265cm" svg:height="0.265cm" draw:control="control34"/><draw:control text:anchor-type="as-char" draw:z-index="34" draw:style-name="gr1" draw:text-style-name="P14" svg:width="0.265cm" svg:height="0.265cm" draw:control="control35"/><draw:control text:anchor-type="as-char" draw:z-index="35" draw:style-name="gr1" draw:text-style-name="P14" svg:width="0.265cm" svg:height="0.265cm" draw:control="control36"/><draw:control text:anchor-type="as-char" draw:z-index="36" draw:style-name="gr1" draw:text-style-name="P14" svg:width="0.265cm" svg:height="0.265cm" draw:control="control37"/>(13)   <text:line-break/><draw:control text:anchor-type="as-char" draw:z-index="37" draw:style-name="gr1" draw:text-style-name="P14" svg:width="0.265cm" svg:height="0.265cm" draw:control="control38"/><draw:control text:anchor-type="as-char" draw:z-index="38" draw:style-name="gr1" draw:text-style-name="P14" svg:width="0.265cm" svg:height="0.265cm" draw:control="control39"/><draw:control text:anchor-type="as-char" draw:z-index="39" draw:style-name="gr1" draw:text-style-name="P14" svg:width="0.265cm" svg:height="0.265cm" draw:control="control40"/><draw:control text:anchor-type="as-char" draw:z-index="40" draw:style-name="gr1" draw:text-style-name="P14" svg:width="0.265cm" svg:height="0.265cm" draw:control="control41"/>(14)</text:p>
          </table:table-cell>
          <table:table-cell table:style-name="Tableau3.A1" office:value-type="string">
            <text:p text:style-name="Corps_20_de_20_texte.MsoNormal"><draw:control text:anchor-type="as-char" draw:z-index="41" draw:style-name="gr1" draw:text-style-name="P14" svg:width="0.265cm" svg:height="0.265cm" draw:control="control42"/><draw:control text:anchor-type="as-char" draw:z-index="42" draw:style-name="gr1" draw:text-style-name="P14" svg:width="0.265cm" svg:height="0.265cm" draw:control="control43"/><draw:control text:anchor-type="as-char" draw:z-index="43" draw:style-name="gr1" draw:text-style-name="P14" svg:width="0.265cm" svg:height="0.265cm" draw:control="control44"/><draw:control text:anchor-type="as-char" draw:z-index="44" draw:style-name="gr1" draw:text-style-name="P14" svg:width="0.265cm" svg:height="0.265cm" draw:control="control45"/>(15)   <text:line-break/><draw:control text:anchor-type="as-char" draw:z-index="45" draw:style-name="gr1" draw:text-style-name="P14" svg:width="0.265cm" svg:height="0.265cm" draw:control="control46"/><draw:control text:anchor-type="as-char" draw:z-index="46" draw:style-name="gr1" draw:text-style-name="P14" svg:width="0.265cm" svg:height="0.265cm" draw:control="control47"/><draw:control text:anchor-type="as-char" draw:z-index="47" draw:style-name="gr1" draw:text-style-name="P14" svg:width="0.265cm" svg:height="0.265cm" draw:control="control48"/><draw:control text:anchor-type="as-char" draw:z-index="48" draw:style-name="gr1" draw:text-style-name="P14" svg:width="0.265cm" svg:height="0.265cm" draw:control="control49"/>(16)   <text:line-break/><draw:control text:anchor-type="as-char" draw:z-index="49" draw:style-name="gr1" draw:text-style-name="P14" svg:width="0.265cm" svg:height="0.265cm" draw:control="control50"/><draw:control text:anchor-type="as-char" draw:z-index="50" draw:style-name="gr1" draw:text-style-name="P14" svg:width="0.265cm" svg:height="0.265cm" draw:control="control51"/><draw:control text:anchor-type="as-char" draw:z-index="51" draw:style-name="gr1" draw:text-style-name="P14" svg:width="0.265cm" svg:height="0.265cm" draw:control="control52"/><draw:control text:anchor-type="as-char" draw:z-index="52" draw:style-name="gr1" draw:text-style-name="P14" svg:width="0.265cm" svg:height="0.265cm" draw:control="control53"/>(17)   <text:line-break/><draw:control text:anchor-type="as-char" draw:z-index="53" draw:style-name="gr1" draw:text-style-name="P14" svg:width="0.265cm" svg:height="0.265cm" draw:control="control54"/><draw:control text:anchor-type="as-char" draw:z-index="54" draw:style-name="gr1" draw:text-style-name="P14" svg:width="0.265cm" svg:height="0.265cm" draw:control="control55"/><draw:control text:anchor-type="as-char" draw:z-index="55" draw:style-name="gr1" draw:text-style-name="P14" svg:width="0.265cm" svg:height="0.265cm" draw:control="control56"/><draw:control text:anchor-type="as-char" draw:z-index="56" draw:style-name="gr1" draw:text-style-name="P14" svg:width="0.265cm" svg:height="0.265cm" draw:control="control57"/>(18)</text:p>
          </table:table-cell>
        </table:table-row>
      </table:table>
      <text:p text:style-name="Corps_20_de_20_texte.MsoNormal">  <text:span text:style-name="T3"><text:line-break/> </text:span><text:bookmark text:name="signal"/><text:span text:style-name="T3"> </text:span></text:p>
      <table:table table:name="Tableau4" table:style-name="Tableau4">
        <table:table-column table:style-name="Tableau4.A"/>
        <table:table-column table:style-name="Tableau4.B"/>
        <table:table-row>
          <table:table-cell table:style-name="Tableau4.A1" office:value-type="string">
            <text:p text:style-name="Corps_20_de_20_texte.MsoNormal">4) Estez vous ?  (19)</text:p>
          </table:table-cell>
          <table:table-cell table:style-name="Tableau4.A1" office:value-type="string">
            <text:p text:style-name="Corps_20_de_20_texte.MsoNormal">5) Quel est votre age ?(20)</text:p>
          </table:table-cell>
        </table:table-row>
        <table:table-row>
          <table:table-cell table:style-name="Tableau4.A1" office:value-type="string">
            <text:p text:style-name="Corps_20_de_20_texte.MsoNormal">Femme  <draw:control text:anchor-type="as-char" draw:z-index="57" draw:style-name="gr1" draw:text-style-name="P14" svg:width="0.265cm" svg:height="0.265cm" draw:control="control58"/>1   <text:line-break/>Homme  <draw:control text:anchor-type="as-char" draw:z-index="58" draw:style-name="gr1" draw:text-style-name="P14" svg:width="0.265cm" svg:height="0.265cm" draw:control="control59"/>2</text:p>
          </table:table-cell>
          <table:table-cell table:style-name="Tableau4.A1" office:value-type="string">
            <text:p text:style-name="P8"><draw:control text:anchor-type="as-char" draw:z-index="59" draw:style-name="gr1" draw:text-style-name="P13" svg:width="0.752cm" svg:height="0.611cm" draw:control="control60"/></text:p>
          </table:table-cell>
        </table:table-row>
      </table:table>
      <text:p text:style-name="Text_20_body"> </text:p>
      <text:h text:style-name="P12" text:outline-level="6" text:is-list-header="true">(b) exemple de tableau de dépouillement d'enquête</text:h>
      <text:p text:style-name="Text_20_body">(ICI lien vers ou integrer question.html) </text:p>
      <table:table table:name="Tableau5" table:style-name="Tableau5">
        <table:table-column table:style-name="Tableau5.A"/>
        <table:table-column table:style-name="Tableau5.B"/>
        <text:soft-page-break/>
        <table:table-row>
          <table:table-cell table:style-name="Tableau5.A1" office:value-type="string">
            <text:p text:style-name="Corps_20_de_20_texte.MsoNormal"><draw:control text:anchor-type="as-char" draw:z-index="60" draw:style-name="gr1" draw:text-style-name="P13" svg:width="9.755cm" svg:height="4.837cm" draw:control="control62"/></text:p>
          </table:table-cell>
          <table:table-cell table:style-name="Tableau5.B1" office:value-type="string">
            <text:p text:style-name="Corps_20_de_20_texte.MsoNormal"><draw:control text:anchor-type="as-char" draw:z-index="61" draw:style-name="gr1" draw:text-style-name="P15" svg:width="4.816cm" svg:height="0.793cm" draw:control="control63"/> <draw:control text:anchor-type="as-char" draw:z-index="62" draw:style-name="gr1" draw:text-style-name="P15" svg:width="1.809cm" svg:height="0.793cm" draw:control="control64"/></text:p>
          </table:table-cell>
        </table:table-row>
      </table:table>
      <text:p text:style-name="Corps_20_de_20_texte.MsoNormal"> </text:p>
      <text:p text:style-name="Corps_20_de_20_texte.MsoNormal"><text:bookmark text:name="fg2"/> </text:p>
      <text:p text:style-name="Corps_20_de_20_texte.MsoNormal">Figure 2. Le questionnaire: précodage, codage et enregistrement des reponses </text:p>
      <text:p text:style-name="Corps_20_de_20_texte.MsoNormal">Le questionnaire présenté en Figure 2 est un exemple réduit et simplifié. Un vrai questionnaire (le cas CAMIP) est donné en annexe ainsi qu'une collection des types de questions qui tient compte d'un modèle hiérarchique du comportement du consommateur.</text:p>
      <text:h text:style-name="Heading_20_6" text:outline-level="6" text:is-list-header="true"><text:span text:style-name="T4">Codificarea întrebarilor</text:span> </text:h>
      <table:table table:name="Tableau6" table:style-name="Tableau6">
        <table:table-column table:style-name="Tableau6.A"/>
        <table:table-column table:style-name="Tableau6.B"/>
        <table:table-row>
          <table:table-cell table:style-name="Tableau6.A1" office:value-type="string">
            <text:p text:style-name="Table_20_Contents">Type de question </text:p>
          </table:table-cell>
          <table:table-cell table:style-name="Tableau6.B1" office:value-type="string">
            <text:p text:style-name="Table_20_Contents">Nombres de colonnes (variables) par question </text:p>
          </table:table-cell>
        </table:table-row>
        <table:table-row>
          <table:table-cell table:style-name="Tableau6.A2" office:value-type="string">
            <text:p text:style-name="Table_20_Contents">Questions nominales: </text:p>
          </table:table-cell>
          <table:table-cell table:style-name="Tableau6.B2" office:value-type="string">
            <text:p text:style-name="Table_20_Contents"/>
          </table:table-cell>
        </table:table-row>
        <table:table-row>
          <table:table-cell table:style-name="Tableau6.A2" office:value-type="string">
            <text:p text:style-name="Table_20_Contents">Q. au choix multiple exclusif </text:p>
          </table:table-cell>
          <table:table-cell table:style-name="Tableau6.B2" office:value-type="string">
            <text:p text:style-name="Table_20_Contents">une </text:p>
          </table:table-cell>
        </table:table-row>
        <table:table-row>
          <table:table-cell table:style-name="Tableau6.A2" office:value-type="string">
            <text:p text:style-name="Table_20_Contents">Q. au choix multiple non exclusif </text:p>
          </table:table-cell>
          <table:table-cell table:style-name="Tableau6.B2" office:value-type="string">
            <text:p text:style-name="Table_20_Contents">autant de colonnes que le nombre de modalités (codées 0 ou 1) </text:p>
          </table:table-cell>
        </table:table-row>
        <table:table-row>
          <table:table-cell table:style-name="Tableau6.A2" office:value-type="string">
            <text:p text:style-name="Table_20_Contents">Q. ouvertes (autres ...) </text:p>
          </table:table-cell>
          <table:table-cell table:style-name="Tableau6.B2" office:value-type="string">
            <text:p text:style-name="Table_20_Contents">une et on augmente le nombre de modalités en fonction des réponses </text:p>
          </table:table-cell>
        </table:table-row>
        <table:table-row>
          <table:table-cell table:style-name="Tableau6.A2" office:value-type="string">
            <text:p text:style-name="Table_20_Contents">Questions. ordinales </text:p>
          </table:table-cell>
          <table:table-cell table:style-name="Tableau6.B2" office:value-type="string">
            <text:p text:style-name="Table_20_Contents">plusieures modalités (tant de colonnes que propositions possibles) </text:p>
          </table:table-cell>
        </table:table-row>
        <table:table-row>
          <table:table-cell table:style-name="Tableau6.A2" office:value-type="string">
            <text:p text:style-name="Table_20_Contents">Questions. quantitatives </text:p>
          </table:table-cell>
          <table:table-cell table:style-name="Tableau6.B2" office:value-type="string">
            <text:p text:style-name="Table_20_Contents">une; si échelle d'attitude une colonne pour chaque item </text:p>
          </table:table-cell>
        </table:table-row>
      </table:table>
      <text:p text:style-name="P2">Tableau 1.1 - Règles d'enregistrement des réponses aux questionnaires dans les tableaux de données d'enquête</text:p>
      <text:h text:style-name="Heading_20_6" text:outline-level="6" text:is-list-header="true">Chestionarele on-line</text:h>
      <text:p text:style-name="Text_20_body">Il est possible d'enregistrer les réponses au questionnaire directement sur l'ordinateur. Les questionnaires automatisés sur ordinateur ont l'avantage d'éliminer en grande partie les fautes de frappe, ils codent et enregistrent les données automatiquement dans des tableaux. Un exemple de questionnaire automatisé sur tableur est donné en annexe. Sur le Web de l'Internet le mécanisme des formulaires (Forms) facilite la saisie des réponses à l'aide d'objets d'interface adaptés (zones de texte, zone d'entrée, cases d'options, cases à cocher, listes à sélection unique ou multiple etc.). Les informations saisies sont captées sur le serveur de celui qui mène l'enquête et enregistrées dans une base de données ou autrement traitées par des programmes adaptés, qui profitent d'un autre standard qui s'est imposé sur Internet le CGI (Common Gateway Interface). En profitant des deux standards les Forms et les CGI il est relativement facile de <text:soft-page-break/>mener des enquêtes interactives en temps réel et à distance. Des informations supplémentaires concernant la préparation des enquêtes sur Internet se trouvent dans l'annexe.</text:p>
      <text:h text:style-name="Heading_20_2" text:outline-level="2" text:is-list-header="true"><text:bookmark text:name="035"/>Natura informatiilor</text:h>
      <text:h text:style-name="Heading_20_6" text:outline-level="6" text:is-list-header="true"><text:span text:style-name="T5">·</text:span>  <text:bookmark text:name="_Toc467238253"/>Tipuri de informatii</text:h>
      <text:p text:style-name="Text_20_body"><text:span text:style-name="T2">Informations quantitatives</text:span> è résultent de l'observation des comportements des intervenants sur le marché, elles sont relativement objectives et contrôlables et répondent aux questions " combien ? " et " comment ? " (ex. notoriété des produits, possession des produits, quantités achetées, fréquences d'achat, lieux d'achat, modes d'information sur les produits etc.)</text:p>
      <text:p text:style-name="Text_20_body"><text:span text:style-name="T2">Informations qualitatives</text:span> è s'intéressent aux facteurs qui déterminent les comportements et sont de nature subjective. Leur recueil et interprétation sont en général plus difficiles (ex. les motivations, perceptions, les opinions et attitudes, les préférences etc.)</text:p>
      <text:h text:style-name="P11" text:outline-level="6" text:is-list-header="true">Conceptul de masura</text:h>
      <text:p text:style-name="Text_20_body">En marketing le questionnaire sert aussi comme instrument de mesure.</text:p>
      <text:p text:style-name="Text_20_body">La <text:span text:style-name="T2">mesure</text:span> est définie: comme étant formée de " règles pour attribuer des nombres à des objets, de telle sorte qu'elles représentent des quantités d'attributs " (1. on mesure des attributs des objets, non pas les objets eux-mêmes; 2. la manière dans laquelle les nombres sont attribués n'est pas spécifiée, les nombres jouent un rôle de symbole, ce ne sont pas les propriétés intrinsèques des nombres, qui sont prises en compte mais les propriétés des attributs qu'ils représentent). Une autre définition considère la mesure "comme le moyen d'obtenir des symboles représentant les propriétés des personnes, d'objets, d'événements ou d'états, de telle sorte que ces symboles aient les mêmes relations entre eux que les choses représentées".</text:p>
      <text:h text:style-name="Heading_20_6" text:outline-level="6" text:is-list-header="true">Scalele de masura</text:h>
      <text:p text:style-name="Text_20_body">Les <text:span text:style-name="T2">échelles nominales</text:span>: ont comme seule propriété <text:span text:style-name="T1">l'identité</text:span>, la plus simple des propriétés d'une échelle de nombres. L'identité exprime l'appartenance des objets étudiés à une catégorie. Elles sont les plus pauvres en informations.</text:p>
      <text:p text:style-name="Text_20_body">Les <text:span text:style-name="T2">échelles ordinales </text:span>ont une seconde propriété des échelles de nombres, l'<text:span text:style-name="T1">ordre ,</text:span> qui est ajouté à la première<text:span text:style-name="T1">. </text:span>Elles permettent de classer les objets selon un ordre donné.</text:p>
      <text:p text:style-name="Text_20_body">Elles apparaissent dans les mesures de préférences sous la forme d'échelles de classement, comparaison par paires, tiercé des préférences etc..</text:p>
      <text:p text:style-name="Text_20_body">Les <text:span text:style-name="T2">échelles d'intervalle</text:span> ajoutent une troisième propriété des échelles de nombres, le fait que <text:span text:style-name="T1">l'intervalle</text:span> entre les nombres a un sens, ce qui signifie que les <text:span text:style-name="T1">différences</text:span> peuvent être comparées. (exemple: les échelles de température Celsius et Farenheit)</text:p>
      <text:p text:style-name="Text_20_body">Les <text:span text:style-name="T2">échelles de ratio</text:span> se différentient par rapport aux échelles d'intervalle par le fait qu'elles possèdent un <text:span text:style-name="T1">zéro absolu</text:span>.</text:p>
      <text:h text:style-name="Heading_20_2" text:outline-level="2" text:is-list-header="true"><text:bookmark text:name="045"/><text:soft-page-break/><text:span text:style-name="T6">Le tableau de données: documentation, vérification, transformation des données.</text:span> </text:h>
      <text:h text:style-name="Heading_20_6" text:outline-level="6" text:is-list-header="true">Organizarea unui tabel de despuiere (centralizare) al anchetei</text:h>
      <text:p text:style-name="Text_20_body">Dans la Figure 3. est présentée une organisation possible sur tableur des données collectées par enquête.</text:p>
      <text:p text:style-name="P1"><draw:frame draw:style-name="fr2" draw:name="images2" text:anchor-type="as-char" svg:width="5.08cm" svg:height="3.942cm" draw:z-index="63"><draw:image xlink:href="../slides_fichiers/Image418.gif" xlink:type="simple" xlink:show="embed" xlink:actuate="onLoad"/></draw:frame><text:bookmark text:name="_x0000_i1026"/></text:p>
      <text:p text:style-name="Corps_20_de_20_texte.MsoNormal"><text:bookmark text:name="fg3"/>Figure 3. Organisation des données sur une feuille de calcul (sur tableur) </text:p>
      <text:h text:style-name="Heading_20_6" text:outline-level="6" text:is-list-header="true">Variabile si <text:s/>observatii</text:h>
      <text:p text:style-name="Text_20_body">Chaque colonne du tableau représente une variable (voir par exemple le tableau de la Figure 2.) . Pour faciliter la sélection des variables pour les éventuels traitements, elles doivent avoir des noms.</text:p>
      <text:p text:style-name="P1"><draw:frame draw:style-name="fr2" draw:name="images3" text:anchor-type="as-char" svg:width="3.291cm" svg:height="2.805cm" draw:z-index="64"><draw:image xlink:href="../slides_fichiers/Image419.gif" xlink:type="simple" xlink:show="embed" xlink:actuate="onLoad"/></draw:frame><text:bookmark text:name="_x0000_i1027"/></text:p>
      <text:p text:style-name="Corps_20_de_20_texte.MsoNormal"><text:bookmark text:name="fg4"/>Figure 4. La place et le nom d'une variable dans le tableau de données (tableur) </text:p>
      <text:h text:style-name="Heading_20_2" text:outline-level="2" text:is-list-header="true"><text:bookmark text:name="050"/>Analize preliminare ale datelor: tabele de frecventa si statisticile descriptive</text:h>
      <text:h text:style-name="Heading_20_6" text:outline-level="6" text:is-list-header="true">Prelucrarile usuale</text:h>
      <text:p text:style-name="Text_20_body">Les premiers traitements appliqués aux données cherchent à résumer et à mettre en évidence les éventuelles erreurs et/ou données aberrantes qui ont échappé à la correction au moment de la saisie. Il s'agit des statistiques descriptives et de tableaux de fréquence (simples et croisés). Une grande partie des études marketing (90%) ne vont pas plus loin dans les analyses pour décrire le marché.</text:p>
      <text:h text:style-name="Heading_20_6" text:outline-level="6" text:is-list-header="true"><text:bookmark text:name="055"/><text:span text:style-name="T4">Tableaux de fréquence</text:span> </text:h>
      <text:p text:style-name="Text_20_body">Les tableaux de fréquence montrent le nombre des cas enregistré dans différents intervalles ou catégories. Les tableaux de fréquences simples (tris à plat) comptent les fréquences pour une seul variable. Ils sont souvent representé sous forme d'<text:span text:style-name="T2">histogrammes</text:span>.</text:p>
      <text:p text:style-name="P1"><text:soft-page-break/><draw:frame draw:style-name="fr2" draw:name="images4" text:anchor-type="as-char" svg:width="5.242cm" svg:height="2.805cm" draw:z-index="65"><draw:image xlink:href="../slides_fichiers/Image420.gif" xlink:type="simple" xlink:show="embed" xlink:actuate="onLoad"/></draw:frame><text:bookmark text:name="_x0000_i1028"/></text:p>
      <text:p text:style-name="Corps_20_de_20_texte.MsoNormal"><text:bookmark text:name="fg5"/>Figure 5. Le tableau de fréquence simple (ou tris à plat). Sur tableur il y a la fonction FREQUENCE( nom variable, matrice d'intervalles) qui le calcule. </text:p>
      <text:p text:style-name="Text_20_body">voilà comment on calcule sur un tableur la frequence et la frequence cumulé des reponses à la première question de la mini-enquête présenté en Figure 3.</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Corps_20_de_20_texte.MsoNormal"> </text:p>
          </table:table-cell>
          <table:table-cell table:style-name="Tableau7.A1" office:value-type="string">
            <text:p text:style-name="P4">D </text:p>
          </table:table-cell>
          <table:table-cell table:style-name="Tableau7.A1" office:value-type="string">
            <text:p text:style-name="P4">E </text:p>
          </table:table-cell>
          <table:table-cell table:style-name="Tableau7.A1" office:value-type="string">
            <text:p text:style-name="P4">F </text:p>
          </table:table-cell>
          <table:table-cell table:style-name="Tableau7.A1" office:value-type="string">
            <text:p text:style-name="P4">G </text:p>
          </table:table-cell>
          <table:table-cell table:style-name="Tableau7.A1" office:value-type="string">
            <text:p text:style-name="P4">H </text:p>
          </table:table-cell>
        </table:table-row>
        <table:table-row>
          <table:table-cell table:style-name="Tableau7.A1" office:value-type="string">
            <text:p text:style-name="P4">1 </text:p>
          </table:table-cell>
          <table:table-cell office:value-type="string">
            <text:p text:style-name="P7"> </text:p>
          </table:table-cell>
          <table:table-cell office:value-type="string">
            <text:p text:style-name="P4">Interv. </text:p>
          </table:table-cell>
          <table:table-cell office:value-type="string">
            <text:p text:style-name="P5">Freq. </text:p>
          </table:table-cell>
          <table:table-cell office:value-type="string">
            <text:p text:style-name="P5">Freq.Cum </text:p>
          </table:table-cell>
          <table:table-cell office:value-type="string">
            <text:p text:style-name="P3">&lt;--Formule </text:p>
          </table:table-cell>
        </table:table-row>
        <table:table-row>
          <table:table-cell table:style-name="Tableau7.A1" office:value-type="string">
            <text:p text:style-name="P3">2 </text:p>
          </table:table-cell>
          <table:table-cell office:value-type="string">
            <text:p text:style-name="P3">Marque A </text:p>
          </table:table-cell>
          <table:table-cell office:value-type="string">
            <text:p text:style-name="P3">1 </text:p>
          </table:table-cell>
          <table:table-cell office:value-type="string">
            <text:p text:style-name="P3">3 </text:p>
          </table:table-cell>
          <table:table-cell office:value-type="string">
            <text:p text:style-name="P3">3 </text:p>
          </table:table-cell>
          <table:table-cell office:value-type="string">
            <text:p text:style-name="P3">=F3 </text:p>
          </table:table-cell>
        </table:table-row>
        <table:table-row>
          <table:table-cell table:style-name="Tableau7.A1" office:value-type="string">
            <text:p text:style-name="P3">3 </text:p>
          </table:table-cell>
          <table:table-cell office:value-type="string">
            <text:p text:style-name="P3">Marque B </text:p>
          </table:table-cell>
          <table:table-cell office:value-type="string">
            <text:p text:style-name="P3">2 </text:p>
          </table:table-cell>
          <table:table-cell office:value-type="string">
            <text:p text:style-name="P3">4 </text:p>
          </table:table-cell>
          <table:table-cell office:value-type="string">
            <text:p text:style-name="P3">7 </text:p>
          </table:table-cell>
          <table:table-cell office:value-type="string">
            <text:p text:style-name="P3">=G3+F4 </text:p>
          </table:table-cell>
        </table:table-row>
        <table:table-row>
          <table:table-cell table:style-name="Tableau7.A1" office:value-type="string">
            <text:p text:style-name="P3">4 </text:p>
          </table:table-cell>
          <table:table-cell office:value-type="string">
            <text:p text:style-name="P3">Marque C </text:p>
          </table:table-cell>
          <table:table-cell office:value-type="string">
            <text:p text:style-name="P3">3 </text:p>
          </table:table-cell>
          <table:table-cell office:value-type="string">
            <text:p text:style-name="P3">7 </text:p>
          </table:table-cell>
          <table:table-cell office:value-type="string">
            <text:p text:style-name="P3">14 </text:p>
          </table:table-cell>
          <table:table-cell office:value-type="string">
            <text:p text:style-name="P3">.. </text:p>
          </table:table-cell>
        </table:table-row>
        <table:table-row>
          <table:table-cell table:style-name="Tableau7.A1" office:value-type="string">
            <text:p text:style-name="P3">5 </text:p>
          </table:table-cell>
          <table:table-cell office:value-type="string">
            <text:p text:style-name="P3">Marque D </text:p>
          </table:table-cell>
          <table:table-cell office:value-type="string">
            <text:p text:style-name="P3">4 </text:p>
          </table:table-cell>
          <table:table-cell office:value-type="string">
            <text:p text:style-name="P3">2 </text:p>
          </table:table-cell>
          <table:table-cell office:value-type="string">
            <text:p text:style-name="P3">16 </text:p>
          </table:table-cell>
          <table:table-cell office:value-type="string">
            <text:p text:style-name="P3">.. </text:p>
          </table:table-cell>
        </table:table-row>
      </table:table>
      <text:p text:style-name="Corps_20_de_20_texte.MsoNormal"><text:bookmark text:name="tabé"/>Tableau 1.2 - Calcul de la distribution et répartition de fréquence sur tableur </text:p>
      <text:h text:style-name="Heading_20_6" text:outline-level="6" text:is-list-header="true">Anatomia unei distributii de frecventa</text:h>
      <text:p text:style-name="Text_20_body">A partir de la distribution de fréquence et la répartition des fréquences (ou la fréquence cumulée) on calcule un grand nombre de statistiques descriptives. La Figure 6. montre graphiquement comment des statistiques comme la moyenne, la médiane, les quartiles sont déduites a partir d'une distribution de fréquence. Elle montre aussi quel est l'intérêt d'utiliser la fréquence cumulée pour identifier certaines de ces mesures. Pour mieux reconnaître l'allure de la distribution de fréquence empirique on trace sur l'histogramme le <text:span text:style-name="T2">polygone de fréquence</text:span> en réunissant les points qui se trouvent au milieux sur le coté haut des barres.</text:p>
      <text:p text:style-name="P1"><draw:frame draw:style-name="fr2" draw:name="images5" text:anchor-type="as-char" svg:width="5.486cm" svg:height="4.247cm" draw:z-index="66"><draw:image xlink:href="../slides_fichiers/Image421.gif" xlink:type="simple" xlink:show="embed" xlink:actuate="onLoad"/></draw:frame><text:bookmark text:name="_x0000_i1029"/> (a)</text:p>
      <text:p text:style-name="P1"><draw:frame draw:style-name="fr2" draw:name="images6" text:anchor-type="as-char" svg:width="5.567cm" svg:height="4.348cm" draw:z-index="67"><draw:image xlink:href="../slides_fichiers/Image422.gif" xlink:type="simple" xlink:show="embed" xlink:actuate="onLoad"/></draw:frame><text:bookmark text:name="_x0000_i1030"/> (b)</text:p>
      <text:p text:style-name="Corps_20_de_20_texte.MsoNormal"><text:bookmark text:name="fg6"/><text:soft-page-break/>Figure 6. Anatomie d'une distribution de fréquence (a) et d'une répartition de fréquence (b) . Le lien entre un histogramme et un box plot </text:p>
      <text:h text:style-name="Heading_20_6" text:outline-level="6" text:is-list-header="true">Tabelele încrucisate (cross tabulations)</text:h>
      <text:p text:style-name="Text_20_body">Les tableaux croisés (tris croisés) comptent la fréquence des cas ayant de caractéristiques (intervalles) communes sur deux ou plusieurs variables. Ils résument l'information contenue dans les variables juxtaposés et permettent d'analyser l'association et les liens entre les variables. Les tableaux croisés de deux variables seront traités au chapitre sur les analyses bivariés et les tableaux croisés multiples apparaîtront dans les chapitres qui portent sur l'analyse de données multidimensionnelle.</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Symbol" svg:font-family="Symbol"/>
    <style:font-face style:name="Times New Roman" svg:font-family="'Times New Roman'"/>
    <style:font-face style:name="Lucida Grande" svg:font-family="'Lucida Grande'" style:font-family-generic="swiss"/>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svg:font-family="Albany" style:font-family-generic="swiss" style:font-pitch="variable"/>
    <style:font-face style:name="Albany AMT"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lbany AMT" style:font-size-asian="12pt" style:language-asian="zxx" style:country-asian="none" style:font-name-complex="Albany AMT"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Times New Roman" style:font-size-asian="12pt"/>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Corps_20_de_20_texte.MsoNormal" style:display-name="Corps de texte.MsoNormal" style:family="paragraph" style:parent-style-name="Text_20_body"/>
    <style:style style:name="Heading_20_4" style:display-name="Heading 4" style:family="paragraph" style:parent-style-name="Heading" style:next-style-name="Text_20_body" style:default-outline-level="4" style:class="text">
      <style:text-properties style:font-name="Thorndale AMT" fo:font-size="12pt" fo:font-weight="bold" style:font-name-asian="Albany AMT" style:font-size-asian="12pt" style:font-weight-asian="bold" style:font-name-complex="Albany AMT" style:font-size-complex="12pt" style:font-weight-complex="bold"/>
    </style:style>
    <style:style style:name="Heading_20_3" style:display-name="Heading 3" style:family="paragraph" style:parent-style-name="Heading" style:next-style-name="Text_20_body" style:default-outline-level="3" style:class="text">
      <style:text-properties style:font-name="Thorndale AMT" fo:font-size="14pt" fo:font-weight="bold" style:font-name-asian="Albany AMT" style:font-size-asian="14pt" style:font-weight-asian="bold" style:font-name-complex="Albany AMT" style:font-size-complex="14pt" style:font-weight-complex="bold"/>
    </style:style>
    <style:style style:name="Heading_20_2" style:display-name="Heading 2" style:family="paragraph" style:parent-style-name="Heading" style:next-style-name="Text_20_body" style:default-outline-level="2" style:class="text">
      <style:text-properties style:font-name="Thorndale AMT" fo:font-size="18pt" fo:font-weight="bold" style:font-name-asian="Albany AMT" style:font-size-asian="18pt" style:font-weight-asian="bold" style:font-name-complex="Albany AMT" style:font-size-complex="18pt" style:font-weight-complex="bold"/>
    </style:style>
    <style:style style:name="Heading_20_6" style:display-name="Heading 6" style:family="paragraph" style:parent-style-name="Heading" style:next-style-name="Text_20_body" style:default-outline-level="6" style:class="text">
      <style:text-properties style:font-name="Thorndale AMT" fo:font-size="7pt" fo:font-weight="bold" style:font-name-asian="Albany AMT" style:font-size-asian="7pt" style:font-weight-asian="bold" style:font-name-complex="Albany AMT"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echerche Marketing et Analyse des données</dc:title>
    <meta:generator>OpenOffice.org/3.2$Unix OpenOffice.org_project/320m18$Build-9502</meta:generator>
    <dc:date>2010-10-27T20:05:28</dc:date>
    <meta:editing-duration>PT02H08M26S</meta:editing-duration>
    <meta:editing-cycles>2</meta:editing-cycles>
    <meta:document-statistic meta:table-count="7" meta:image-count="6" meta:object-count="0" meta:page-count="9" meta:paragraph-count="174" meta:word-count="2480" meta:character-count="16711"/>
    <dc:creator>Mihai Calciu</dc:creator>
    <meta:user-defined meta:name="Originator">Microsoft Word 10</meta:user-defined>
    <meta:user-defined meta:name="ProgId">Word.Document</meta:user-defined>
  </office:meta>
</office:document-meta>
</file>